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5-01-14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4-10-16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4-07-09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4-04-08 1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4-01-08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3-10-10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3-07-13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3-04-10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3-01-10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2-10-11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2-04-11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2-01-10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1-10-11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1-07-13 0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1-04-13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1-01-04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0-10-05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0-07-06 0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0-06-01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20-01-06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8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